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77c56" officeooo:paragraph-rsid="00186583"/>
    </style:style>
    <style:style style:name="P5" style:family="paragraph" style:parent-style-name="Standard">
      <style:text-properties officeooo:rsid="00077c56" officeooo:paragraph-rsid="001b058c"/>
    </style:style>
    <style:style style:name="P6" style:family="paragraph" style:parent-style-name="Standard">
      <style:text-properties officeooo:rsid="00077c56" officeooo:paragraph-rsid="001ccee4"/>
    </style:style>
    <style:style style:name="P7" style:family="paragraph" style:parent-style-name="Standard">
      <style:text-properties officeooo:rsid="00089384" officeooo:paragraph-rsid="00089384"/>
    </style:style>
    <style:style style:name="P8" style:family="paragraph" style:parent-style-name="Standard">
      <style:text-properties officeooo:rsid="00089384" officeooo:paragraph-rsid="001b058c"/>
    </style:style>
    <style:style style:name="P9" style:family="paragraph" style:parent-style-name="Standard">
      <style:text-properties officeooo:rsid="000c079b" officeooo:paragraph-rsid="000c079b"/>
    </style:style>
    <style:style style:name="P10" style:family="paragraph" style:parent-style-name="Standard">
      <style:text-properties officeooo:rsid="000c079b" officeooo:paragraph-rsid="001231a2"/>
    </style:style>
    <style:style style:name="P11" style:family="paragraph" style:parent-style-name="Standard">
      <style:text-properties officeooo:rsid="000c079b" officeooo:paragraph-rsid="0015bdbc"/>
    </style:style>
    <style:style style:name="P12" style:family="paragraph" style:parent-style-name="Standard">
      <style:text-properties officeooo:rsid="000d7b4a" officeooo:paragraph-rsid="000d7b4a"/>
    </style:style>
    <style:style style:name="P13" style:family="paragraph" style:parent-style-name="Standard">
      <style:text-properties officeooo:rsid="000eae18" officeooo:paragraph-rsid="000eae18"/>
    </style:style>
    <style:style style:name="P14" style:family="paragraph" style:parent-style-name="Standard">
      <style:text-properties officeooo:rsid="000fa8b8" officeooo:paragraph-rsid="000fa8b8"/>
    </style:style>
    <style:style style:name="P15" style:family="paragraph" style:parent-style-name="Standard">
      <style:text-properties fo:font-weight="bold" officeooo:rsid="00077c56" officeooo:paragraph-rsid="00077c56" style:font-weight-asian="bold" style:font-weight-complex="bold"/>
    </style:style>
    <style:style style:name="P16" style:family="paragraph" style:parent-style-name="Standard">
      <style:text-properties fo:font-weight="bold" officeooo:rsid="00077c56" officeooo:paragraph-rsid="001ccee4" style:font-weight-asian="bold" style:font-weight-complex="bold"/>
    </style:style>
    <style:style style:name="P17" style:family="paragraph" style:parent-style-name="Standard">
      <style:text-properties fo:font-weight="bold" officeooo:rsid="000c079b" officeooo:paragraph-rsid="000c079b" style:font-weight-asian="bold" style:font-weight-complex="bold"/>
    </style:style>
    <style:style style:name="P18" style:family="paragraph" style:parent-style-name="Standard">
      <style:text-properties fo:font-weight="bold" officeooo:rsid="00102ceb" officeooo:paragraph-rsid="00102ceb" style:font-weight-asian="bold" style:font-weight-complex="bold"/>
    </style:style>
    <style:style style:name="P19" style:family="paragraph" style:parent-style-name="Standard">
      <style:text-properties fo:font-weight="bold" officeooo:rsid="00131b2c" officeooo:paragraph-rsid="00131b2c" style:font-weight-asian="bold" style:font-weight-complex="bold"/>
    </style:style>
    <style:style style:name="P20" style:family="paragraph" style:parent-style-name="Standard">
      <style:text-properties fo:font-weight="bold" officeooo:rsid="0015bdbc" officeooo:paragraph-rsid="0015bdbc" style:font-weight-asian="bold" style:font-weight-complex="bold"/>
    </style:style>
    <style:style style:name="P21" style:family="paragraph" style:parent-style-name="Standard">
      <style:text-properties fo:font-weight="bold" officeooo:rsid="00089384" officeooo:paragraph-rsid="00089384" style:font-weight-asian="bold" style:font-weight-complex="bold"/>
    </style:style>
    <style:style style:name="P22" style:family="paragraph" style:parent-style-name="Standard">
      <style:text-properties fo:font-weight="bold" officeooo:rsid="001e834c" officeooo:paragraph-rsid="001e834c" style:font-weight-asian="bold" style:font-weight-complex="bold"/>
    </style:style>
    <style:style style:name="P23" style:family="paragraph" style:parent-style-name="Standard">
      <style:text-properties officeooo:rsid="0011e89b" officeooo:paragraph-rsid="0011e89b"/>
    </style:style>
    <style:style style:name="P24" style:family="paragraph" style:parent-style-name="Standard">
      <style:text-properties officeooo:rsid="001231a2" officeooo:paragraph-rsid="001231a2"/>
    </style:style>
    <style:style style:name="P25" style:family="paragraph" style:parent-style-name="Standard">
      <style:text-properties officeooo:rsid="001231a2" officeooo:paragraph-rsid="0012510c"/>
    </style:style>
    <style:style style:name="P26" style:family="paragraph" style:parent-style-name="Standard">
      <style:text-properties officeooo:rsid="00102ceb" officeooo:paragraph-rsid="00102ceb"/>
    </style:style>
    <style:style style:name="P27" style:family="paragraph" style:parent-style-name="Standard">
      <style:text-properties officeooo:rsid="00131b2c" officeooo:paragraph-rsid="00131b2c"/>
    </style:style>
    <style:style style:name="P28" style:family="paragraph" style:parent-style-name="Standard">
      <style:text-properties officeooo:rsid="00143fa0" officeooo:paragraph-rsid="00143fa0"/>
    </style:style>
    <style:style style:name="P29" style:family="paragraph" style:parent-style-name="Standard">
      <style:text-properties officeooo:rsid="0015bdbc" officeooo:paragraph-rsid="0015bdbc"/>
    </style:style>
    <style:style style:name="P30" style:family="paragraph" style:parent-style-name="Standard">
      <style:text-properties officeooo:rsid="0017bd44" officeooo:paragraph-rsid="0017bd44"/>
    </style:style>
    <style:style style:name="P31" style:family="paragraph" style:parent-style-name="Standard">
      <style:text-properties officeooo:rsid="000d7348" officeooo:paragraph-rsid="001b058c"/>
    </style:style>
    <style:style style:name="P32" style:family="paragraph" style:parent-style-name="Standard">
      <style:text-properties officeooo:rsid="001e834c" officeooo:paragraph-rsid="001e834c"/>
    </style:style>
    <style:style style:name="P33" style:family="paragraph" style:parent-style-name="Table_20_Contents">
      <style:text-properties officeooo:rsid="00186583" officeooo:paragraph-rsid="00186583"/>
    </style:style>
    <style:style style:name="P34" style:family="paragraph" style:parent-style-name="Table_20_Contents">
      <style:text-properties fo:font-weight="bold" officeooo:rsid="00186583" officeooo:paragraph-rsid="00186583" style:font-weight-asian="bold" style:font-weight-complex="bold"/>
    </style:style>
    <style:style style:name="P35" style:family="paragraph" style:parent-style-name="Standard" style:list-style-name="L1">
      <style:text-properties officeooo:rsid="001ccee4" officeooo:paragraph-rsid="001ccee4"/>
    </style:style>
    <style:style style:name="P36" style:family="paragraph" style:parent-style-name="Standard" style:list-style-name="L1">
      <style:text-properties officeooo:rsid="001d0b01" officeooo:paragraph-rsid="001d0b01"/>
    </style:style>
    <style:style style:name="P37" style:family="paragraph" style:parent-style-name="Standard" style:list-style-name="L2">
      <style:text-properties officeooo:rsid="001d0b01" officeooo:paragraph-rsid="001d0b01"/>
    </style:style>
    <style:style style:name="P38" style:family="paragraph" style:parent-style-name="Standard" style:list-style-name="L2">
      <style:text-properties officeooo:rsid="00089384" officeooo:paragraph-rsid="00089384"/>
    </style:style>
    <style:style style:name="P39" style:family="paragraph" style:parent-style-name="Standard" style:list-style-name="L2">
      <style:text-properties officeooo:rsid="001d70ff" officeooo:paragraph-rsid="001d70ff"/>
    </style:style>
    <style:style style:name="P40" style:family="paragraph" style:parent-style-name="Standard">
      <style:text-properties fo:font-weight="normal" officeooo:rsid="001e834c" officeooo:paragraph-rsid="001e834c" style:font-weight-asian="normal" style:font-weight-complex="normal"/>
    </style:style>
    <style:style style:name="P41" style:family="paragraph" style:parent-style-name="Standard">
      <style:text-properties fo:font-weight="normal" officeooo:rsid="001fb86c" officeooo:paragraph-rsid="001fb86c" style:font-weight-asian="normal" style:font-weight-complex="normal"/>
    </style:style>
    <style:style style:name="P42" style:family="paragraph" style:parent-style-name="Standard" style:list-style-name="L3">
      <style:text-properties officeooo:rsid="001231a2" officeooo:paragraph-rsid="001231a2"/>
    </style:style>
    <style:style style:name="P43" style:family="paragraph" style:parent-style-name="Standard" style:list-style-name="L4">
      <style:text-properties officeooo:rsid="001231a2" officeooo:paragraph-rsid="001231a2"/>
    </style:style>
    <style:style style:name="P44" style:family="paragraph" style:parent-style-name="Standard">
      <style:text-properties officeooo:rsid="000c079b" officeooo:paragraph-rsid="0015bdbc"/>
    </style:style>
    <style:style style:name="P45" style:family="paragraph" style:parent-style-name="Standard">
      <style:text-properties officeooo:rsid="000c079b" officeooo:paragraph-rsid="000c079b"/>
    </style:style>
    <style:style style:name="P46" style:family="paragraph" style:parent-style-name="Standard">
      <style:text-properties officeooo:rsid="000c079b" officeooo:paragraph-rsid="001fb86c"/>
    </style:style>
    <style:style style:name="P47" style:family="paragraph" style:parent-style-name="Standard">
      <style:text-properties fo:font-weight="bold" officeooo:rsid="0015bdbc" officeooo:paragraph-rsid="001fb86c" style:font-weight-asian="bold" style:font-weight-complex="bold"/>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style:style style:name="T10" style:family="text">
      <style:text-properties officeooo:rsid="001b058c"/>
    </style:style>
    <style:style style:name="T11" style:family="text">
      <style:text-properties style:font-name="Courier New"/>
    </style:style>
    <style:style style:name="T12" style:family="text">
      <style:text-properties style:font-name="Courier New" officeooo:rsid="000c079b"/>
    </style:style>
    <style:style style:name="T13" style:family="text">
      <style:text-properties style:font-name="Courier New" officeooo:rsid="00077c56"/>
    </style:style>
    <style:style style:name="T14" style:family="text">
      <style:text-properties style:font-name="Courier New" officeooo:rsid="001b058c"/>
    </style:style>
    <style:style style:name="T15" style:family="text">
      <style:text-properties style:font-name="Courier New" officeooo:rsid="001ccee4"/>
    </style:style>
    <style:style style:name="T16" style:family="text">
      <style:text-properties officeooo:rsid="001ccee4"/>
    </style:style>
    <style:style style:name="T17" style:family="text">
      <style:text-properties officeooo:rsid="001d70ff"/>
    </style:style>
    <style:style style:name="T18" style:family="text">
      <style:text-properties officeooo:rsid="001fb8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Was ist das?</text:p>
      <text:p text:style-name="P1"/>
      <text:p text:style-name="P2">Ein verteiltes System zur Steuerung einer Modellbahnanlage. </text:p>
      <text:p text:style-name="P2"/>
      <text:p text:style-name="P21">Wie funktioniert es?</text:p>
      <text:p text:style-name="P7">Einzelne Clients mit bestimmten Aufgaben (z.B. Beleuchtung der Anlage, <text:span text:style-name="T10">S</text:span>teuern der Weichen, <text:span text:style-name="T10">A</text:span>nzeige des Gleisplanes, Darstellung eines Fahrplans) melden sich dazu an einem Application-Server (moba-server) <text:span text:style-name="T2">an und abonnieren bestimmte Nachrichtengruppen (so Empfängt und verarbeitet der Client „moba-environment“ die Nachrichten der Gruppe „ENV“). </text:span></text:p>
      <text:p text:style-name="P2"/>
      <text:p text:style-name="P8">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sind. Eine Nachricht setzt sich aus einem eindeutigen Bezeichner (MsgType) und den Daten (MsgData) zusammen. Die einzelnen Nachrichten, die jeweilige Gruppenzugehörigkeit und der Aufbau sind in dem Dokument „DAzA Protokoll“ näher beschrieben.</text:span></text:p>
      <text:p text:style-name="P5"/>
      <text:p text:style-name="P3"/>
      <text:p text:style-name="Heading_20_1">Kurze Beschreibung der einzelnen Applikationen</text:p>
      <text:p text:style-name="Heading_20_2">Moba-server</text:p>
      <text:p text:style-name="Heading_20_3">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text:span><text:span text:style-name="T12">package messages</text:span><text:span text:style-name="T2">) im Objekt der Klasse MessageLoop registriert. Eingehende Nachrichten werden nun aus einer Priority-Queue genommen und in der MessageLoop verarbeitet. </text:span></text:p>
      <text:p text:style-name="P3"/>
      <text:p text:style-name="P31">Zusätzlich lauscht die <text:span text:style-name="T1">Anwendung auf dem Port 7000 (Klasse </text:span><text:span text:style-name="T13">Acceptor</text:span><text:span text:style-name="T14">)</text:span><text:span text:style-name="T1"> und legt bei Verbindungseingang einen Objekt der Klasse </text:span><text:span text:style-name="T13">Endpoint</text:span><text:span text:style-name="T1"> an. <text:s/>Dieses Objekt beschreibt dabei die „Gegenstelle“ also den Client, der Nachrichten vom Server erhält oder ggf. Nachirchten an den Server sendet. Dieses läuft als eigenständiger Thread und schickt alle eingehende Nachrichten des Clients in eine Priority-Queue. </text:span></text:p>
      <text:p text:style-name="P31"/>
      <text:p text:style-name="P31">In den oben bereits beschriebenen Message-Handlern werden diese eingehenden Nachrichten nun bearbeitet und das Ergebnis <text:span text:style-name="T10">der Klasse</text:span> <text:span text:style-name="T11">Dispatcher</text:span>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 <text:span text:style-name="T10">zugesendet.</text:span></text:p>
      <text:p text:style-name="Standard"/>
      <text:p text:style-name="P1"/>
      <text:p text:style-name="P1"/>
      <text:p text:style-name="Heading_20_3">Aufbau der Config-Datei</text:p>
      <text:p text:style-name="P13">In der Config-Datei, <text:span text:style-name="T4">welche json-encodiert ist, sind sämtliche nötigen Einstellungen z.B. Datenbankanbindung, Port usw. hinterlegt. Eine Beispieldatei befindet sich in diesem Verzeichnis.</text:span></text:p>
      <text:p text:style-name="P13"/>
      <text:p text:style-name="P23">Für den Betrieb des moba-server wird einen MySQL-Datenbank mit den in der SQL-Datei beschriebenen Aufbau benötigt.</text:p>
      <text:p text:style-name="Heading_20_3"><text:soft-page-break/>Aufbau des Programms</text:p>
      <text:p text:style-name="P6"/>
      <text:p text:style-name="P16">Package application:</text:p>
      <text:p text:style-name="P1">Enthält die Main-Funktion und initialisiert das Programm. <text:span text:style-name="T16">Startet den </text:span><text:span text:style-name="T15">Dispatcher</text:span><text:span text:style-name="T16"> (Versand von Nachrichten an die einzelnen, verbundenen Clients) und </text:span><text:span text:style-name="T15">Acceptor</text:span><text:span text:style-name="T16"> (Annahme der Verbindung eines Clients: lauscht auf Port 7000) und erstellt ein Objekt der Klasse MessageLoop und registriert die einzelnen Nachrichten-Handler. Das package beinhaltet folgende Klassen:</text:span></text:p>
      <text:p text:style-name="P1"><text:tab/></text:p>
      <text:list xml:id="list4706044245612813542" text:style-name="L1">
        <text:list-item>
          <text:p text:style-name="P35">Application: <text:tab/>Abstrakte Klasse welche die Applikation mit Versionnummer und Builddate <text:tab/><text:tab/><text:tab/><text:tab/>beschreibt.</text:p>
        </text:list-item>
        <text:list-item>
          <text:p text:style-name="P35">Main: <text:tab/><text:tab/>Initialisert die Klasse ServerApplication und startet das Programm mittels der <text:tab/><text:tab/><text:tab/><text:tab/>Methode run.</text:p>
        </text:list-item>
        <text:list-item>
          <text:p text:style-name="P36">ServerApplication: Konkretisiert die Klasse Application</text:p>
        </text:list-item>
      </text:list>
      <text:p text:style-name="P1"/>
      <text:p text:style-name="P21">Package com:</text:p>
      <text:p text:style-name="P7">Enthält Klassen für die Kommunikation.</text:p>
      <text:p text:style-name="P7"/>
      <text:p text:style-name="P7"/>
      <text:list xml:id="list741352394218852398" text:style-name="L2">
        <text:list-item>
          <text:p text:style-name="P38">Endpoint: <text:tab/>Repräsentiert einen Verbindungsendpunkt (C++-Client). Hier sind alle Informationen des Clients wie z.B. Version, Id, Startzeitpunkt und der Socket zur Kommunikation hinterlegt). Jeder Endpoint startet sich als Thread und nimmt vom Client Nachrichten entgegen, die in die Message-Queue gespeichert werden.</text:p>
        </text:list-item>
        <text:list-item>
          <text:p text:style-name="P37">Acceptor:<text:tab/>Lauscht auf einem Port und nimmt Verbindungswünsche der einzelnen Clients entgegen. Bei einem connect werden die jeweiligen Informationen des Clients in einem Objekt der Klasse Endpoint gespeichert und dieses <text:span text:style-name="T17">der Klasse Dispatcher zugeführt</text:span></text:p>
        </text:list-item>
        <text:list-item>
          <text:p text:style-name="P39">Dispatcher:<text:tab/>Verwaltet sämtliche Endpoints und versendet an diese ggf. die Nachrichten</text:p>
        </text:list-item>
      </text:list>
      <text:p text:style-name="P7"/>
      <text:p text:style-name="P22">Package datatypes:</text:p>
      <text:p text:style-name="P32">Beinhaltet im wesentlichen die Enumeration und Datentype (structs) der in der DazA-Datei beschriebenen Nachrichtenaufbau. Sämtliche Enumerationen und Klassen haben das Interface JSONToStringI implementiert um die Objekte einfach nach Json zu konvertieren.</text:p>
      <text:p text:style-name="P32"/>
      <text:p text:style-name="P7"/>
      <text:p text:style-name="P22">Package json:</text:p>
      <text:p text:style-name="P40">Beinhaltet Klassen zum en- und decodieren von JSON-Strings sowie StreamReader Implemtationen um direkt vom socket oder einer Datei zu lesen bzw. zu schreiben.</text:p>
      <text:p text:style-name="P7"/>
      <text:p text:style-name="P22">Package messagehandler:</text:p>
      <text:p text:style-name="P32">Beinhaltet die einzelnen Nachrichten-Hanlder die für die jeweiligen Nachrichtengruppen eine Nachrichtenklasse bereitstellen und in der Klasse ApplicationServer Initialisiert werden.</text:p>
      <text:p text:style-name="P7"/>
      <text:p text:style-name="P7"/>
      <text:p text:style-name="P12">Abhängigkeiten:</text:p>
      <text:p text:style-name="P14">mariadb-java-client-1.5.8.jar</text:p>
      <text:p text:style-name="P9"/>
      <text:p text:style-name="Heading_20_2">Moba-clients</text:p>
      <text:p text:style-name="P9"/>
      <text:p text:style-name="P47">Allgemein</text:p>
      <text:p text:style-name="P41">für die Ausführung der einzelnen Clients muss zunächst die Bibliothek moba-common kompiliert und installiert werden.</text:p>
      <text:p text:style-name="P46"><text:soft-page-break/></text:p>
      <text:p text:style-name="P9"/>
      <text:p text:style-name="P18">moba-common</text:p>
      <text:p text:style-name="P26">von allen Clients benutzte Bibliothek. <text:span text:style-name="T5">Die Bibliothek beinhaltet u.a.</text:span></text:p>
      <text:list xml:id="list2487714031121313119" text:style-name="L3">
        <text:list-item>
          <text:p text:style-name="P42">IPC-Klasse zum Nachrichtenaustausch</text:p>
        </text:list-item>
        <text:list-item>
          <text:p text:style-name="P42">JSON-En/Decoder-Klasse zum erstellen und parsen von json-Strings</text:p>
        </text:list-item>
        <text:list-item>
          <text:p text:style-name="P42">Logger-Klasse zur Ausgabe von Logmeldungen</text:p>
        </text:list-item>
        <text:list-item>
          <text:p text:style-name="P42">Atomic-Klasse um Variablen Threadsafe zu halten</text:p>
        </text:list-item>
        <text:list-item>
          <text:p text:style-name="P42">MessageEndpoint-Klasse für den Nachrichtenaustausch mit dem App-Server</text:p>
        </text:list-item>
        <text:list-item>
          <text:p text:style-name="P42">Diverse Klasse zum Erstellen und versenden der Nachrichten</text:p>
          <text:p text:style-name="P42"/>
        </text:list-item>
      </text:list>
      <text:p text:style-name="P24">Die Bibliothek kann mit </text:p>
      <text:p text:style-name="P25"><text:tab/></text:p>
      <text:p text:style-name="P25"><text:tab/>autoreconf -i</text:p>
      <text:p text:style-name="P24"><text:tab/>configure</text:p>
      <text:p text:style-name="P24"><text:tab/>make</text:p>
      <text:p text:style-name="P24"><text:tab/>sudo make install</text:p>
      <text:p text:style-name="P9"/>
      <text:p text:style-name="P24">erstellt werden <text:span text:style-name="T6">und installiert werden. </text:span></text:p>
      <text:p text:style-name="P9"/>
      <text:p text:style-name="P11"/>
      <text:p text:style-name="P19">moba-tester</text:p>
      <text:p text:style-name="P28">Dient vorrangig zum Testen des App-Server. Mit dem Client können sämtliche Nachrichten zum Server gesendet werden. Empfangene Nachrichten werden entsprechend dargestellt.</text:p>
      <text:p text:style-name="P27"/>
      <text:p text:style-name="P29">Auf der Linken Seite werden sämtliche Nachrichten nach Gruppen sortiert aufgelistet. Die zu versendende Nachricht auswählen und auf „Senden“ klicken. <text:span text:style-name="T18">Zusätzliche Daten können in den entsprechend eingeblendeten Feldern angegeben werden. Die Empfangenen Nachrichten </text:span>werden in der rechten Seite angez<text:span text:style-name="T18">e</text:span>igt. <text:span text:style-name="T18">In der Spalte </text:span>ID ist dabei die Nachrichten-Nummer und <text:span text:style-name="T18">in der Spalte </text:span><text:s/>Name der Bezeichner (siehe DazA-Datei). <text:span text:style-name="T18">Durch Mausklick lässt sich eine empfangene Nachricht markieren und deren Inhalt wird unter der Combo-Box eingeblendet.</text:span></text:p>
      <text:p text:style-name="P9"/>
      <text:p text:style-name="P9"/>
      <text:p text:style-name="P20">moba-systemmanager</text:p>
      <text:p text:style-name="P29">Client um den Applikation-Server zu steuern. </text:p>
      <text:p text:style-name="P29"/>
      <text:p text:style-name="P29"><text:span text:style-name="T18">Der </text:span>Tab „Active Apps“ enthält eine Auflistung sämtlicher mit dem Server verbundenen Clients welche mittels rechts-click neugestartet werden können.</text:p>
      <text:p text:style-name="P29"/>
      <text:p text:style-name="P29">Der Tab „Server Data“ enthält sämtliche Informationen über den Application-Server <text:span text:style-name="T7">wie z.B. Versionsnummer, Laufzeit, Startzeit, Host-Betriebssystem usw.</text:span></text:p>
      <text:p text:style-name="P30"/>
      <text:p text:style-name="P30">Im Tab „System Control“ kann der Server <text:span text:style-name="T18">gesteuert werden (z.B. </text:span>runter<text:span text:style-name="T18">fahren oder neustarten)</text:span>. Ebenfalls wird hier der aktuelle Hardware-Status angezeigt. Mittels Ping kann die Latenz ermittelt werden.</text:p>
      <text:p text:style-name="P29"/>
      <text:p text:style-name="P30">Der Tab „Notice Logger“ enthält sämtliche Informationsmeldungen </text:p>
      <text:p text:style-name="P29"/>
      <text:p text:style-name="P11"/>
      <text:p text:style-name="P17">ToDo</text:p>
      <text:list xml:id="list10977905642889826" text:style-name="L4">
        <text:list-item>
          <text:p text:style-name="P43">Nachrichten mit jeweilgen Gruppenpräfix versehen und Enumeration aufteilen</text:p>
        </text:list-item>
        <text:list-item>
          <text:p text:style-name="P43">Cpp-Bibliothek in mehrere Bibliotheken aufteilen</text:p>
        </text:list-item>
        <text:list-item>
          <text:p text:style-name="P43"><text:soft-page-break/>Unit-Test schreiben</text:p>
        </text:list-item>
      </text:list>
      <text:p text:style-name="P10"/>
      <text:p text:style-name="P1"/>
      <text:p text:style-name="P15">Abkürzungen <text:span text:style-name="T8">und Begrifflichkeiten</text:span>:</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34">Abkürzung / Begriff</text:p>
          </table:table-cell>
          <table:table-cell table:style-name="Table1.A1" office:value-type="string">
            <text:p text:style-name="P34">Beschreibung</text:p>
          </table:table-cell>
          <table:table-cell table:style-name="Table1.C1" office:value-type="string">
            <text:p text:style-name="P34">Beispiel / Anmerkung</text:p>
          </table:table-cell>
        </table:table-row>
        <table:table-row>
          <table:table-cell table:style-name="Table1.A2" office:value-type="string">
            <text:p text:style-name="P4">DAzA</text:p>
          </table:table-cell>
          <table:table-cell table:style-name="Table1.A2" office:value-type="string">
            <text:p text:style-name="P4">Datenaustausch zwischen Applikationen</text:p>
          </table:table-cell>
          <table:table-cell table:style-name="Table1.C2" office:value-type="string">
            <text:p text:style-name="Table_20_Contents"/>
          </table:table-cell>
        </table:table-row>
        <table:table-row>
          <table:table-cell table:style-name="Table1.A2" office:value-type="string">
            <text:p text:style-name="P33">Hardware</text:p>
          </table:table-cell>
          <table:table-cell table:style-name="Table1.A2" office:value-type="string">
            <text:p text:style-name="P33">Gesamt<text:span text:style-name="T9">heit der Anlage</text:span></text:p>
          </table:table-cell>
          <table:table-cell table:style-name="Table1.C2" office:value-type="string">
            <text:p text:style-name="P33">Deckenleuchten, Monitore, CS2</text:p>
          </table:table-cell>
        </table:table-row>
        <table:table-row>
          <table:table-cell table:style-name="Table1.A2" office:value-type="string">
            <text:p text:style-name="P33">Interface</text:p>
          </table:table-cell>
          <table:table-cell table:style-name="Table1.A2" office:value-type="string">
            <text:p text:style-name="P33">Schnittstelle zwischen CS2 und PC</text:p>
          </table:table-cell>
          <table:table-cell table:style-name="Table1.C2" office:value-type="string">
            <text:p text:style-name="Table_20_Contents"/>
          </table:table-cell>
        </table:table-row>
      </table:table>
      <text:p text:style-name="P1"/>
      <text:p text:style-name="P1"/>
      <text:p text:style-name="P15">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4"><text:a xlink:type="simple" xlink:href="http://json.org/" text:style-name="Internet_20_link" text:visited-style-name="Visited_20_Internet_20_Link">http://json.org</text:a></text:p>
      <text:p text:style-name="P2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7c5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26:42.277205134</meta:creation-date>
    <dc:date>2018-10-22T22:17:23.715557836</dc:date>
    <meta:editing-duration>PT2H54M23S</meta:editing-duration>
    <meta:editing-cycles>20</meta:editing-cycles>
    <meta:generator>LibreOffice/5.1.6.2$Linux_X86_64 LibreOffice_project/10m0$Build-2</meta:generator>
    <meta:document-statistic meta:table-count="1" meta:image-count="0" meta:object-count="0" meta:page-count="4" meta:paragraph-count="80" meta:word-count="883" meta:character-count="6976" meta:non-whitespace-character-count="6157"/>
  </office:meta>
</office:document-meta>
</file>